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berPSTabsorb (copy)" table:style-name="ta1">
        <table:shapes>
          <draw:frame draw:z-index="0" draw:style-name="gr1" draw:text-style-name="P1" svg:width="453.51pt" svg:height="255.09pt" svg:x="77.39pt" svg:y="5058.85pt">
            <draw:object draw:notify-on-update-of-ranges="'fiberPSTabsorb (copy)'.A1:'fiberPSTabsorb (copy)'.A417 'fiberPSTabsorb (copy)'.B1:'fiberPSTabsorb (copy)'.B4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2895" calcext:value-type="float">
            <text:p>0.0289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292" calcext:value-type="float">
            <text:p>0.029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291" calcext:value-type="float">
            <text:p>0.029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292" calcext:value-type="float">
            <text:p>0.029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3105" calcext:value-type="float">
            <text:p>0.031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3115" calcext:value-type="float">
            <text:p>0.0311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4312" calcext:value-type="float">
            <text:p>0.0431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4312" calcext:value-type="float">
            <text:p>0.0431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4312" calcext:value-type="float">
            <text:p>0.0431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4312" calcext:value-type="float">
            <text:p>0.0431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5313" calcext:value-type="float">
            <text:p>0.0531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5313" calcext:value-type="float">
            <text:p>0.0531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5313" calcext:value-type="float">
            <text:p>0.0531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6313" calcext:value-type="float">
            <text:p>0.0631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6314" calcext:value-type="float">
            <text:p>0.0631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7315" calcext:value-type="float">
            <text:p>0.0731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7316" calcext:value-type="float">
            <text:p>0.0731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8316" calcext:value-type="float">
            <text:p>0.0831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9017" calcext:value-type="float">
            <text:p>0.0901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918" calcext:value-type="float">
            <text:p>0.09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1119" calcext:value-type="float">
            <text:p>0.111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1332" calcext:value-type="float">
            <text:p>0.133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163205" calcext:value-type="float">
            <text:p>0.16320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18321" calcext:value-type="float">
            <text:p>0.1832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21322" calcext:value-type="float">
            <text:p>0.2132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233225" calcext:value-type="float">
            <text:p>0.23322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25323" calcext:value-type="float">
            <text:p>0.2532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273235" calcext:value-type="float">
            <text:p>0.27323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2904" calcext:value-type="float">
            <text:p>0.290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0223" calcext:value-type="float">
            <text:p>1.022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14655" calcext:value-type="float">
            <text:p>1.1465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23405" calcext:value-type="float">
            <text:p>1.2340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3624" calcext:value-type="float">
            <text:p>1.4362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56009" calcext:value-type="float">
            <text:p>1.5600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629" calcext:value-type="float">
            <text:p>1.62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67569" calcext:value-type="float">
            <text:p>1.6756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79906" calcext:value-type="float">
            <text:p>1.7990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83406" calcext:value-type="float">
            <text:p>1.8340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91908" calcext:value-type="float">
            <text:p>1.9190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00408" calcext:value-type="float">
            <text:p>2.0040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.07908" calcext:value-type="float">
            <text:p>2.0790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17409" calcext:value-type="float">
            <text:p>2.1740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19534" calcext:value-type="float">
            <text:p>2.1953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22909" calcext:value-type="float">
            <text:p>2.2290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.27409" calcext:value-type="float">
            <text:p>2.2740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28534" calcext:value-type="float">
            <text:p>2.2853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.3391" calcext:value-type="float">
            <text:p>2.339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.3741" calcext:value-type="float">
            <text:p>2.374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.38535" calcext:value-type="float">
            <text:p>2.3853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.44161" calcext:value-type="float">
            <text:p>2.4416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46161" calcext:value-type="float">
            <text:p>2.4616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.47411" calcext:value-type="float">
            <text:p>2.4741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.50786" calcext:value-type="float">
            <text:p>2.5078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52911" calcext:value-type="float">
            <text:p>2.5291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57161" calcext:value-type="float">
            <text:p>2.5716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59411" calcext:value-type="float">
            <text:p>2.5941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.64912" calcext:value-type="float">
            <text:p>2.6491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.66037" calcext:value-type="float">
            <text:p>2.6603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68287" calcext:value-type="float">
            <text:p>2.6828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.70537" calcext:value-type="float">
            <text:p>2.7053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74037" calcext:value-type="float">
            <text:p>2.7403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.76162" calcext:value-type="float">
            <text:p>2.7616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.80663" calcext:value-type="float">
            <text:p>2.8066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81788" calcext:value-type="float">
            <text:p>2.817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.85163" calcext:value-type="float">
            <text:p>2.8516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.88538" calcext:value-type="float">
            <text:p>2.8853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90788" calcext:value-type="float">
            <text:p>2.9078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.1663" calcext:value-type="float">
            <text:p>3.166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.5163" calcext:value-type="float">
            <text:p>3.516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.7288" calcext:value-type="float">
            <text:p>3.728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.90664" calcext:value-type="float">
            <text:p>3.9066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.102914" calcext:value-type="float">
            <text:p>4.10291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.507414" calcext:value-type="float">
            <text:p>4.50741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809664" calcext:value-type="float">
            <text:p>4.80966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.911914" calcext:value-type="float">
            <text:p>4.91191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.11914" calcext:value-type="float">
            <text:p>5.1191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.4164" calcext:value-type="float">
            <text:p>5.416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.86414" calcext:value-type="float">
            <text:p>5.8641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0915" calcext:value-type="float">
            <text:p>6.091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37038" calcext:value-type="float">
            <text:p>6.3703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45676" calcext:value-type="float">
            <text:p>6.4567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50083" calcext:value-type="float">
            <text:p>6.5008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63673" calcext:value-type="float">
            <text:p>6.6367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73053" calcext:value-type="float">
            <text:p>6.7305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87632" calcext:value-type="float">
            <text:p>6.8763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.02856" calcext:value-type="float">
            <text:p>7.0285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.1335" calcext:value-type="float">
            <text:p>7.133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.29784" calcext:value-type="float">
            <text:p>7.2978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.35357" calcext:value-type="float">
            <text:p>7.3535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.46852" calcext:value-type="float">
            <text:p>7.4685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.58712" calcext:value-type="float">
            <text:p>7.5871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.64738" calcext:value-type="float">
            <text:p>7.6473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.83614" calcext:value-type="float">
            <text:p>7.8361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.96637" calcext:value-type="float">
            <text:p>7.9663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.10145" calcext:value-type="float">
            <text:p>8.1014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.1007" calcext:value-type="float">
            <text:p>8.100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.16896" calcext:value-type="float">
            <text:p>8.1689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.23869" calcext:value-type="float">
            <text:p>8.2386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.30931" calcext:value-type="float">
            <text:p>8.3093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.38164" calcext:value-type="float">
            <text:p>8.3816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8.5313" calcext:value-type="float">
            <text:p>8.531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.60705" calcext:value-type="float">
            <text:p>8.6070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.92985" calcext:value-type="float">
            <text:p>8.9298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.18831" calcext:value-type="float">
            <text:p>9.1883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.46217" calcext:value-type="float">
            <text:p>9.4621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.75285" calcext:value-type="float">
            <text:p>9.7528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.95609" calcext:value-type="float">
            <text:p>9.9560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.2777" calcext:value-type="float">
            <text:p>10.277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.5024" calcext:value-type="float">
            <text:p>10.502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.7384" calcext:value-type="float">
            <text:p>10.738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.9848" calcext:value-type="float">
            <text:p>10.984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1.3785" calcext:value-type="float">
            <text:p>11.378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.3752" calcext:value-type="float">
            <text:p>11.375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.6527" calcext:value-type="float">
            <text:p>11.652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1.6492" calcext:value-type="float">
            <text:p>11.649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1.9397" calcext:value-type="float">
            <text:p>11.939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2.244" calcext:value-type="float">
            <text:p>12.24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2.5642" calcext:value-type="float">
            <text:p>12.564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.7281" calcext:value-type="float">
            <text:p>12.728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3.0745" calcext:value-type="float">
            <text:p>13.074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3.0678" calcext:value-type="float">
            <text:p>13.067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3.2451" calcext:value-type="float">
            <text:p>13.24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.4286" calcext:value-type="float">
            <text:p>13.428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3.6172" calcext:value-type="float">
            <text:p>13.617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3.8112" calcext:value-type="float">
            <text:p>13.811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.0109" calcext:value-type="float">
            <text:p>14.010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.0072" calcext:value-type="float">
            <text:p>14.007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3.7981" calcext:value-type="float">
            <text:p>13.798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3.7946" calcext:value-type="float">
            <text:p>13.794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3.5942" calcext:value-type="float">
            <text:p>13.594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3.3984" calcext:value-type="float">
            <text:p>13.398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3.2081" calcext:value-type="float">
            <text:p>13.208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3.0231" calcext:value-type="float">
            <text:p>13.023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2.6716" calcext:value-type="float">
            <text:p>12.671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2.3383" calcext:value-type="float">
            <text:p>12.338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2.024" calcext:value-type="float">
            <text:p>12.02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1.8715" calcext:value-type="float">
            <text:p>11.871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1.8689" calcext:value-type="float">
            <text:p>11.868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2.0177" calcext:value-type="float">
            <text:p>12.017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2.3288" calcext:value-type="float">
            <text:p>12.328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3.0032" calcext:value-type="float">
            <text:p>13.003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3.7566" calcext:value-type="float">
            <text:p>13.756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.603" calcext:value-type="float">
            <text:p>14.60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5.3072" calcext:value-type="float">
            <text:p>15.307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6.3601" calcext:value-type="float">
            <text:p>16.360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6.9388" calcext:value-type="float">
            <text:p>16.938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7.5558" calcext:value-type="float">
            <text:p>17.555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7.8774" calcext:value-type="float">
            <text:p>17.877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7.8656" calcext:value-type="float">
            <text:p>17.865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7.8575" calcext:value-type="float">
            <text:p>17.857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7.8516" calcext:value-type="float">
            <text:p>17.851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7.8436" calcext:value-type="float">
            <text:p>17.843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7.8318" calcext:value-type="float">
            <text:p>17.831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7.8216" calcext:value-type="float">
            <text:p>17.821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8.1516" calcext:value-type="float">
            <text:p>18.151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7.7997" calcext:value-type="float">
            <text:p>17.799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7.7917" calcext:value-type="float">
            <text:p>17.791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7.7822" calcext:value-type="float">
            <text:p>17.782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7.7742" calcext:value-type="float">
            <text:p>17.774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8.1084" calcext:value-type="float">
            <text:p>18.108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8.8169" calcext:value-type="float">
            <text:p>18.816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9.1877" calcext:value-type="float">
            <text:p>19.187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9.5743" calcext:value-type="float">
            <text:p>19.574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9.9731" calcext:value-type="float">
            <text:p>19.973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.3875" calcext:value-type="float">
            <text:p>20.387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9.9428" calcext:value-type="float">
            <text:p>19.942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9.5197" calcext:value-type="float">
            <text:p>19.519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8.3704" calcext:value-type="float">
            <text:p>18.370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7.6744" calcext:value-type="float">
            <text:p>17.674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6.4393" calcext:value-type="float">
            <text:p>16.439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.8828" calcext:value-type="float">
            <text:p>14.882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3.795" calcext:value-type="float">
            <text:p>13.79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2.8562" calcext:value-type="float">
            <text:p>12.856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1.8851" calcext:value-type="float">
            <text:p>11.885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.051" calcext:value-type="float">
            <text:p>11.05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.4403" calcext:value-type="float">
            <text:p>10.440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.04253" calcext:value-type="float">
            <text:p>9.0425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.39979" calcext:value-type="float">
            <text:p>8.3997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.77762" calcext:value-type="float">
            <text:p>7.7776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.29772" calcext:value-type="float">
            <text:p>7.2977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54058" calcext:value-type="float">
            <text:p>6.5405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19739" calcext:value-type="float">
            <text:p>6.1973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07779" calcext:value-type="float">
            <text:p>6.0777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27856" calcext:value-type="float">
            <text:p>6.2785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53822" calcext:value-type="float">
            <text:p>6.5382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87001" calcext:value-type="float">
            <text:p>6.8700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.69946" calcext:value-type="float">
            <text:p>8.6994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.9012" calcext:value-type="float">
            <text:p>10.901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.3169" calcext:value-type="float">
            <text:p>12.316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.5927" calcext:value-type="float">
            <text:p>14.592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6.6415" calcext:value-type="float">
            <text:p>16.641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7.5657" calcext:value-type="float">
            <text:p>17.565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9.3527" calcext:value-type="float">
            <text:p>19.352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0.6061" calcext:value-type="float">
            <text:p>20.606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1.0536" calcext:value-type="float">
            <text:p>21.053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1.04" calcext:value-type="float">
            <text:p>21.0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1.0373" calcext:value-type="float">
            <text:p>21.037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1.02" calcext:value-type="float">
            <text:p>21.0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1.02" calcext:value-type="float">
            <text:p>21.0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1.02" calcext:value-type="float">
            <text:p>21.0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0.5505" calcext:value-type="float">
            <text:p>20.550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9.2823" calcext:value-type="float">
            <text:p>19.282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8.5192" calcext:value-type="float">
            <text:p>18.519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7.4837" calcext:value-type="float">
            <text:p>17.483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6.2742" calcext:value-type="float">
            <text:p>16.274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5.7285" calcext:value-type="float">
            <text:p>15.728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.2202" calcext:value-type="float">
            <text:p>15.220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.0826" calcext:value-type="float">
            <text:p>14.082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3.6725" calcext:value-type="float">
            <text:p>13.672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3.4744" calcext:value-type="float">
            <text:p>13.474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3.0973" calcext:value-type="float">
            <text:p>13.097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2.9135" calcext:value-type="float">
            <text:p>12.913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3.4586" calcext:value-type="float">
            <text:p>13.458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.0544" calcext:value-type="float">
            <text:p>14.054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5.424" calcext:value-type="float">
            <text:p>15.42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6.4905" calcext:value-type="float">
            <text:p>16.490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7.722" calcext:value-type="float">
            <text:p>17.72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8.7698" calcext:value-type="float">
            <text:p>18.769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9.5347" calcext:value-type="float">
            <text:p>19.534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0.8045" calcext:value-type="float">
            <text:p>20.804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1.743" calcext:value-type="float">
            <text:p>21.74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2.2293" calcext:value-type="float">
            <text:p>22.229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2.7475" calcext:value-type="float">
            <text:p>22.747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3.2841" calcext:value-type="float">
            <text:p>23.284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2.1681" calcext:value-type="float">
            <text:p>22.168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0.6915" calcext:value-type="float">
            <text:p>20.691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8.283" calcext:value-type="float">
            <text:p>18.28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8.283" calcext:value-type="float">
            <text:p>18.28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8.283" calcext:value-type="float">
            <text:p>18.28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8.283" calcext:value-type="float">
            <text:p>18.28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6.373" calcext:value-type="float">
            <text:p>16.37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3.7492" calcext:value-type="float">
            <text:p>13.749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2.4783" calcext:value-type="float">
            <text:p>12.478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1.8511" calcext:value-type="float">
            <text:p>11.851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1.0207" calcext:value-type="float">
            <text:p>11.020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0.0795" calcext:value-type="float">
            <text:p>10.07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9.19706" calcext:value-type="float">
            <text:p>9.1970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.38147" calcext:value-type="float">
            <text:p>8.3814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.89167" calcext:value-type="float">
            <text:p>7.8916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.51505" calcext:value-type="float">
            <text:p>7.5150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66771" calcext:value-type="float">
            <text:p>6.6677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18812" calcext:value-type="float">
            <text:p>6.188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6T12:59:20.325799443</dc:date>
    <meta:editing-duration>PT40S</meta:editing-duration>
    <meta:editing-cycles>1</meta:editing-cycles>
    <meta:document-statistic meta:table-count="1" meta:cell-count="834" meta:object-count="1"/>
    <meta:generator>LibreOffice/6.0.6.1$Linux_X86_64 LibreOffice_project/0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fiberPSTabsorb (copy)'.A1:'fiberPSTabsorb (copy)'.B417" svg:x="0.32cm" svg:y="0.18cm" svg:width="12.508cm" svg:height="8.64cm">
          <chartooo:coordinate-region svg:x="0.941cm" svg:y="0.379cm" svg:width="11.6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iberPSTabsorb (copy)'.B1:'fiberPSTabsorb (copy)'.B417" chart:class="chart:scatter">
            <chart:domain table:cell-range-address="'fiberPSTabsorb (copy)'.A1:'fiberPSTabsorb (copy)'.A417"/>
            <chart:data-point chart:repeated="4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'fiberPSTabsorb (copy)'.A1:'fiberPSTabsorb (copy)'.A417</svg:desc>
                </draw:g>
              </table:table-cell>
              <table:table-cell office:value-type="float" office:value="0.001">
                <text:p>0.001</text:p>
                <draw:g>
                  <svg:desc>'fiberPSTabsorb (copy)'.B1:'fiberPSTabsorb (copy)'.B4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">
                <text:p>2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">
                <text:p>2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">
                <text:p>2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">
                <text:p>20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6">
                <text:p>20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7">
                <text:p>20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8">
                <text:p>20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">
                <text:p>20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0">
                <text:p>21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">
                <text:p>21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3">
                <text:p>21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4">
                <text:p>21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5">
                <text:p>21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6">
                <text:p>21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7">
                <text:p>21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8">
                <text:p>21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9">
                <text:p>21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">
                <text:p>22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1">
                <text:p>22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2">
                <text:p>22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3">
                <text:p>22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">
                <text:p>22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5">
                <text:p>22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6">
                <text:p>22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">
                <text:p>22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8">
                <text:p>22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9">
                <text:p>22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0">
                <text:p>23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1">
                <text:p>23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2">
                <text:p>23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3">
                <text:p>23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4">
                <text:p>23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5">
                <text:p>23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6">
                <text:p>23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7">
                <text:p>23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8">
                <text:p>23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9">
                <text:p>23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1">
                <text:p>24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2">
                <text:p>24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3">
                <text:p>24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4">
                <text:p>24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5">
                <text:p>24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6">
                <text:p>24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7">
                <text:p>24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8">
                <text:p>24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9">
                <text:p>24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1">
                <text:p>25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2">
                <text:p>25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3">
                <text:p>25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4">
                <text:p>25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6">
                <text:p>25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7">
                <text:p>25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8">
                <text:p>25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9">
                <text:p>25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0">
                <text:p>26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1">
                <text:p>26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2">
                <text:p>26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3">
                <text:p>26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4">
                <text:p>26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5">
                <text:p>26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6">
                <text:p>26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7">
                <text:p>26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8">
                <text:p>26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9">
                <text:p>26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0">
                <text:p>27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1">
                <text:p>2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2">
                <text:p>2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3">
                <text:p>27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4">
                <text:p>27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5">
                <text:p>2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6">
                <text:p>2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7">
                <text:p>27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8">
                <text:p>2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9">
                <text:p>2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0">
                <text:p>2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1">
                <text:p>2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2">
                <text:p>28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3">
                <text:p>2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4">
                <text:p>2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5">
                <text:p>28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6">
                <text:p>2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7">
                <text:p>2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8">
                <text:p>28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9">
                <text:p>2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0">
                <text:p>29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1">
                <text:p>2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2">
                <text:p>29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3">
                <text:p>2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4">
                <text:p>29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">
                <text:p>2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6">
                <text:p>2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7">
                <text:p>2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8">
                <text:p>2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9">
                <text:p>2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0">
                <text:p>3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1">
                <text:p>30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2">
                <text:p>302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3">
                <text:p>303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4">
                <text:p>304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5">
                <text:p>305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6">
                <text:p>306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7">
                <text:p>307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8">
                <text:p>308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9">
                <text:p>309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0">
                <text:p>310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1">
                <text:p>311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2">
                <text:p>312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3">
                <text:p>313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4">
                <text:p>314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5">
                <text:p>315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6">
                <text:p>316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7">
                <text:p>317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8">
                <text:p>318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9">
                <text:p>319</text:p>
              </table:table-cell>
              <table:table-cell office:value-type="float" office:value="0.02895">
                <text:p>0.028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0">
                <text:p>32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1">
                <text:p>32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2">
                <text:p>32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3">
                <text:p>32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4">
                <text:p>32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5">
                <text:p>32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6">
                <text:p>32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7">
                <text:p>32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8">
                <text:p>328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9">
                <text:p>32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0">
                <text:p>330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1">
                <text:p>33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2">
                <text:p>33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3">
                <text:p>333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4">
                <text:p>334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5">
                <text:p>335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6">
                <text:p>336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7">
                <text:p>337</text:p>
              </table:table-cell>
              <table:table-cell office:value-type="float" office:value="0.0296">
                <text:p>0.02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8">
                <text:p>338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9">
                <text:p>339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1">
                <text:p>341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2">
                <text:p>342</text:p>
              </table:table-cell>
              <table:table-cell office:value-type="float" office:value="0.03105">
                <text:p>0.031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3">
                <text:p>343</text:p>
              </table:table-cell>
              <table:table-cell office:value-type="float" office:value="0.0311">
                <text:p>0.03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4">
                <text:p>344</text:p>
              </table:table-cell>
              <table:table-cell office:value-type="float" office:value="0.03115">
                <text:p>0.031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5">
                <text:p>345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6">
                <text:p>346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7">
                <text:p>347</text:p>
              </table:table-cell>
              <table:table-cell office:value-type="float" office:value="0.04312">
                <text:p>0.043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8">
                <text:p>348</text:p>
              </table:table-cell>
              <table:table-cell office:value-type="float" office:value="0.04312">
                <text:p>0.043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9">
                <text:p>349</text:p>
              </table:table-cell>
              <table:table-cell office:value-type="float" office:value="0.04312">
                <text:p>0.043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0">
                <text:p>350</text:p>
              </table:table-cell>
              <table:table-cell office:value-type="float" office:value="0.04312">
                <text:p>0.043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1">
                <text:p>351</text:p>
              </table:table-cell>
              <table:table-cell office:value-type="float" office:value="0.05313">
                <text:p>0.053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2">
                <text:p>352</text:p>
              </table:table-cell>
              <table:table-cell office:value-type="float" office:value="0.05313">
                <text:p>0.053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3">
                <text:p>353</text:p>
              </table:table-cell>
              <table:table-cell office:value-type="float" office:value="0.05313">
                <text:p>0.053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4">
                <text:p>354</text:p>
              </table:table-cell>
              <table:table-cell office:value-type="float" office:value="0.06313">
                <text:p>0.063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5">
                <text:p>355</text:p>
              </table:table-cell>
              <table:table-cell office:value-type="float" office:value="0.06314">
                <text:p>0.063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6">
                <text:p>356</text:p>
              </table:table-cell>
              <table:table-cell office:value-type="float" office:value="0.07315">
                <text:p>0.073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7">
                <text:p>357</text:p>
              </table:table-cell>
              <table:table-cell office:value-type="float" office:value="0.07316">
                <text:p>0.073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8">
                <text:p>358</text:p>
              </table:table-cell>
              <table:table-cell office:value-type="float" office:value="0.08316">
                <text:p>0.083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9">
                <text:p>359</text:p>
              </table:table-cell>
              <table:table-cell office:value-type="float" office:value="0.09017">
                <text:p>0.090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0">
                <text:p>360</text:p>
              </table:table-cell>
              <table:table-cell office:value-type="float" office:value="0.0918">
                <text:p>0.09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1">
                <text:p>361</text:p>
              </table:table-cell>
              <table:table-cell office:value-type="float" office:value="0.1119">
                <text:p>0.11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2">
                <text:p>362</text:p>
              </table:table-cell>
              <table:table-cell office:value-type="float" office:value="0.1332">
                <text:p>0.13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3">
                <text:p>363</text:p>
              </table:table-cell>
              <table:table-cell office:value-type="float" office:value="0.163205">
                <text:p>0.163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4">
                <text:p>364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5">
                <text:p>365</text:p>
              </table:table-cell>
              <table:table-cell office:value-type="float" office:value="0.21322">
                <text:p>0.213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6">
                <text:p>366</text:p>
              </table:table-cell>
              <table:table-cell office:value-type="float" office:value="0.233225">
                <text:p>0.2332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7">
                <text:p>367</text:p>
              </table:table-cell>
              <table:table-cell office:value-type="float" office:value="0.25323">
                <text:p>0.253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8">
                <text:p>368</text:p>
              </table:table-cell>
              <table:table-cell office:value-type="float" office:value="0.273235">
                <text:p>0.2732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9">
                <text:p>369</text:p>
              </table:table-cell>
              <table:table-cell office:value-type="float" office:value="0.2904">
                <text:p>0.29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0">
                <text:p>370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1">
                <text:p>371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2">
                <text:p>37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3">
                <text:p>373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4">
                <text:p>37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5">
                <text:p>37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6">
                <text:p>37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7">
                <text:p>37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8">
                <text:p>37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9">
                <text:p>37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0">
                <text:p>38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1">
                <text:p>38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2">
                <text:p>38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3">
                <text:p>38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4">
                <text:p>38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5">
                <text:p>38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6">
                <text:p>38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7">
                <text:p>38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8">
                <text:p>38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9">
                <text:p>38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0">
                <text:p>39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1">
                <text:p>39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2">
                <text:p>39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3">
                <text:p>39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4">
                <text:p>39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5">
                <text:p>39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6">
                <text:p>396</text:p>
              </table:table-cell>
              <table:table-cell office:value-type="float" office:value="1.0223">
                <text:p>1.02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7">
                <text:p>397</text:p>
              </table:table-cell>
              <table:table-cell office:value-type="float" office:value="1.14655">
                <text:p>1.146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">
                <text:p>398</text:p>
              </table:table-cell>
              <table:table-cell office:value-type="float" office:value="1.23405">
                <text:p>1.234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1.43624">
                <text:p>1.436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0">
                <text:p>400</text:p>
              </table:table-cell>
              <table:table-cell office:value-type="float" office:value="1.56009">
                <text:p>1.560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1">
                <text:p>401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2">
                <text:p>402</text:p>
              </table:table-cell>
              <table:table-cell office:value-type="float" office:value="1.67569">
                <text:p>1.675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3">
                <text:p>403</text:p>
              </table:table-cell>
              <table:table-cell office:value-type="float" office:value="1.79906">
                <text:p>1.799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4">
                <text:p>404</text:p>
              </table:table-cell>
              <table:table-cell office:value-type="float" office:value="1.83406">
                <text:p>1.834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5">
                <text:p>405</text:p>
              </table:table-cell>
              <table:table-cell office:value-type="float" office:value="1.91908">
                <text:p>1.919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6">
                <text:p>406</text:p>
              </table:table-cell>
              <table:table-cell office:value-type="float" office:value="2.00408">
                <text:p>2.004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7">
                <text:p>407</text:p>
              </table:table-cell>
              <table:table-cell office:value-type="float" office:value="2.07908">
                <text:p>2.079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8">
                <text:p>408</text:p>
              </table:table-cell>
              <table:table-cell office:value-type="float" office:value="2.17409">
                <text:p>2.174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9">
                <text:p>409</text:p>
              </table:table-cell>
              <table:table-cell office:value-type="float" office:value="2.19534">
                <text:p>2.195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10">
                <text:p>410</text:p>
              </table:table-cell>
              <table:table-cell office:value-type="float" office:value="2.22909">
                <text:p>2.229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1">
                <text:p>411</text:p>
              </table:table-cell>
              <table:table-cell office:value-type="float" office:value="2.27409">
                <text:p>2.274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12">
                <text:p>412</text:p>
              </table:table-cell>
              <table:table-cell office:value-type="float" office:value="2.28534">
                <text:p>2.285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13">
                <text:p>413</text:p>
              </table:table-cell>
              <table:table-cell office:value-type="float" office:value="2.3391">
                <text:p>2.33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4">
                <text:p>414</text:p>
              </table:table-cell>
              <table:table-cell office:value-type="float" office:value="2.3741">
                <text:p>2.37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15">
                <text:p>415</text:p>
              </table:table-cell>
              <table:table-cell office:value-type="float" office:value="2.38535">
                <text:p>2.385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16">
                <text:p>416</text:p>
              </table:table-cell>
              <table:table-cell office:value-type="float" office:value="2.44161">
                <text:p>2.441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17">
                <text:p>417</text:p>
              </table:table-cell>
              <table:table-cell office:value-type="float" office:value="2.46161">
                <text:p>2.461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18">
                <text:p>418</text:p>
              </table:table-cell>
              <table:table-cell office:value-type="float" office:value="2.47411">
                <text:p>2.474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19">
                <text:p>419</text:p>
              </table:table-cell>
              <table:table-cell office:value-type="float" office:value="2.50786">
                <text:p>2.507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20">
                <text:p>420</text:p>
              </table:table-cell>
              <table:table-cell office:value-type="float" office:value="2.52911">
                <text:p>2.529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1">
                <text:p>421</text:p>
              </table:table-cell>
              <table:table-cell office:value-type="float" office:value="2.57161">
                <text:p>2.571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2">
                <text:p>422</text:p>
              </table:table-cell>
              <table:table-cell office:value-type="float" office:value="2.59411">
                <text:p>2.594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3">
                <text:p>423</text:p>
              </table:table-cell>
              <table:table-cell office:value-type="float" office:value="2.64912">
                <text:p>2.649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4">
                <text:p>424</text:p>
              </table:table-cell>
              <table:table-cell office:value-type="float" office:value="2.66037">
                <text:p>2.660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25">
                <text:p>425</text:p>
              </table:table-cell>
              <table:table-cell office:value-type="float" office:value="2.68287">
                <text:p>2.682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26">
                <text:p>426</text:p>
              </table:table-cell>
              <table:table-cell office:value-type="float" office:value="2.70537">
                <text:p>2.705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7">
                <text:p>427</text:p>
              </table:table-cell>
              <table:table-cell office:value-type="float" office:value="2.74037">
                <text:p>2.740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28">
                <text:p>428</text:p>
              </table:table-cell>
              <table:table-cell office:value-type="float" office:value="2.76162">
                <text:p>2.761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29">
                <text:p>429</text:p>
              </table:table-cell>
              <table:table-cell office:value-type="float" office:value="2.80663">
                <text:p>2.806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30">
                <text:p>430</text:p>
              </table:table-cell>
              <table:table-cell office:value-type="float" office:value="2.81788">
                <text:p>2.817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31">
                <text:p>431</text:p>
              </table:table-cell>
              <table:table-cell office:value-type="float" office:value="2.85163">
                <text:p>2.851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32">
                <text:p>432</text:p>
              </table:table-cell>
              <table:table-cell office:value-type="float" office:value="2.88538">
                <text:p>2.885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33">
                <text:p>433</text:p>
              </table:table-cell>
              <table:table-cell office:value-type="float" office:value="2.90788">
                <text:p>2.907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34">
                <text:p>434</text:p>
              </table:table-cell>
              <table:table-cell office:value-type="float" office:value="3.1663">
                <text:p>3.16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35">
                <text:p>435</text:p>
              </table:table-cell>
              <table:table-cell office:value-type="float" office:value="3.5163">
                <text:p>3.51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36">
                <text:p>436</text:p>
              </table:table-cell>
              <table:table-cell office:value-type="float" office:value="3.7288">
                <text:p>3.72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37">
                <text:p>437</text:p>
              </table:table-cell>
              <table:table-cell office:value-type="float" office:value="3.90664">
                <text:p>3.906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38">
                <text:p>438</text:p>
              </table:table-cell>
              <table:table-cell office:value-type="float" office:value="4.102914">
                <text:p>4.1029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39">
                <text:p>439</text:p>
              </table:table-cell>
              <table:table-cell office:value-type="float" office:value="4.507414">
                <text:p>4.5074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0">
                <text:p>440</text:p>
              </table:table-cell>
              <table:table-cell office:value-type="float" office:value="4.809664">
                <text:p>4.8096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41">
                <text:p>441</text:p>
              </table:table-cell>
              <table:table-cell office:value-type="float" office:value="4.911914">
                <text:p>4.9119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42">
                <text:p>442</text:p>
              </table:table-cell>
              <table:table-cell office:value-type="float" office:value="5.11914">
                <text:p>5.119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43">
                <text:p>443</text:p>
              </table:table-cell>
              <table:table-cell office:value-type="float" office:value="5.4164">
                <text:p>5.41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4">
                <text:p>444</text:p>
              </table:table-cell>
              <table:table-cell office:value-type="float" office:value="5.86414">
                <text:p>5.864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5">
                <text:p>445</text:p>
              </table:table-cell>
              <table:table-cell office:value-type="float" office:value="6.0915">
                <text:p>6.09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6">
                <text:p>446</text:p>
              </table:table-cell>
              <table:table-cell office:value-type="float" office:value="6.37038">
                <text:p>6.370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7">
                <text:p>447</text:p>
              </table:table-cell>
              <table:table-cell office:value-type="float" office:value="6.45676">
                <text:p>6.456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8">
                <text:p>448</text:p>
              </table:table-cell>
              <table:table-cell office:value-type="float" office:value="6.50083">
                <text:p>6.500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9">
                <text:p>449</text:p>
              </table:table-cell>
              <table:table-cell office:value-type="float" office:value="6.63673">
                <text:p>6.636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50">
                <text:p>450</text:p>
              </table:table-cell>
              <table:table-cell office:value-type="float" office:value="6.73053">
                <text:p>6.730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51">
                <text:p>451</text:p>
              </table:table-cell>
              <table:table-cell office:value-type="float" office:value="6.87632">
                <text:p>6.876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52">
                <text:p>452</text:p>
              </table:table-cell>
              <table:table-cell office:value-type="float" office:value="7.02856">
                <text:p>7.028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54">
                <text:p>454</text:p>
              </table:table-cell>
              <table:table-cell office:value-type="float" office:value="7.1335">
                <text:p>7.13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55">
                <text:p>455</text:p>
              </table:table-cell>
              <table:table-cell office:value-type="float" office:value="7.29784">
                <text:p>7.297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56">
                <text:p>456</text:p>
              </table:table-cell>
              <table:table-cell office:value-type="float" office:value="7.35357">
                <text:p>7.353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57">
                <text:p>457</text:p>
              </table:table-cell>
              <table:table-cell office:value-type="float" office:value="7.46852">
                <text:p>7.468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59">
                <text:p>459</text:p>
              </table:table-cell>
              <table:table-cell office:value-type="float" office:value="7.58712">
                <text:p>7.587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60">
                <text:p>460</text:p>
              </table:table-cell>
              <table:table-cell office:value-type="float" office:value="7.64738">
                <text:p>7.647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61">
                <text:p>461</text:p>
              </table:table-cell>
              <table:table-cell office:value-type="float" office:value="7.83614">
                <text:p>7.836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63">
                <text:p>463</text:p>
              </table:table-cell>
              <table:table-cell office:value-type="float" office:value="7.96637">
                <text:p>7.966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64">
                <text:p>464</text:p>
              </table:table-cell>
              <table:table-cell office:value-type="float" office:value="8.10145">
                <text:p>8.101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65">
                <text:p>465</text:p>
              </table:table-cell>
              <table:table-cell office:value-type="float" office:value="8.1007">
                <text:p>8.10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67">
                <text:p>467</text:p>
              </table:table-cell>
              <table:table-cell office:value-type="float" office:value="8.16896">
                <text:p>8.168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68">
                <text:p>468</text:p>
              </table:table-cell>
              <table:table-cell office:value-type="float" office:value="8.23869">
                <text:p>8.238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70">
                <text:p>470</text:p>
              </table:table-cell>
              <table:table-cell office:value-type="float" office:value="8.30931">
                <text:p>8.309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71">
                <text:p>471</text:p>
              </table:table-cell>
              <table:table-cell office:value-type="float" office:value="8.38164">
                <text:p>8.381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73">
                <text:p>473</text:p>
              </table:table-cell>
              <table:table-cell office:value-type="float" office:value="8.5313">
                <text:p>8.53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5">
                <text:p>475</text:p>
              </table:table-cell>
              <table:table-cell office:value-type="float" office:value="8.60705">
                <text:p>8.607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76">
                <text:p>476</text:p>
              </table:table-cell>
              <table:table-cell office:value-type="float" office:value="8.92985">
                <text:p>8.929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78">
                <text:p>478</text:p>
              </table:table-cell>
              <table:table-cell office:value-type="float" office:value="9.18831">
                <text:p>9.188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9">
                <text:p>479</text:p>
              </table:table-cell>
              <table:table-cell office:value-type="float" office:value="9.46217">
                <text:p>9.462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80">
                <text:p>480</text:p>
              </table:table-cell>
              <table:table-cell office:value-type="float" office:value="9.75285">
                <text:p>9.752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82">
                <text:p>482</text:p>
              </table:table-cell>
              <table:table-cell office:value-type="float" office:value="9.95609">
                <text:p>9.956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84">
                <text:p>484</text:p>
              </table:table-cell>
              <table:table-cell office:value-type="float" office:value="10.2777">
                <text:p>10.27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86">
                <text:p>486</text:p>
              </table:table-cell>
              <table:table-cell office:value-type="float" office:value="10.5024">
                <text:p>10.50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87">
                <text:p>487</text:p>
              </table:table-cell>
              <table:table-cell office:value-type="float" office:value="10.7384">
                <text:p>10.73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9">
                <text:p>489</text:p>
              </table:table-cell>
              <table:table-cell office:value-type="float" office:value="10.9848">
                <text:p>10.98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90">
                <text:p>490</text:p>
              </table:table-cell>
              <table:table-cell office:value-type="float" office:value="11.3785">
                <text:p>11.37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92">
                <text:p>492</text:p>
              </table:table-cell>
              <table:table-cell office:value-type="float" office:value="11.3752">
                <text:p>11.37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93">
                <text:p>493</text:p>
              </table:table-cell>
              <table:table-cell office:value-type="float" office:value="11.6527">
                <text:p>11.65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95">
                <text:p>495</text:p>
              </table:table-cell>
              <table:table-cell office:value-type="float" office:value="11.6492">
                <text:p>11.64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97">
                <text:p>497</text:p>
              </table:table-cell>
              <table:table-cell office:value-type="float" office:value="11.9397">
                <text:p>11.93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99">
                <text:p>499</text:p>
              </table:table-cell>
              <table:table-cell office:value-type="float" office:value="12.244">
                <text:p>12.2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01">
                <text:p>501</text:p>
              </table:table-cell>
              <table:table-cell office:value-type="float" office:value="12.5642">
                <text:p>12.56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03">
                <text:p>503</text:p>
              </table:table-cell>
              <table:table-cell office:value-type="float" office:value="12.7281">
                <text:p>12.72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06">
                <text:p>506</text:p>
              </table:table-cell>
              <table:table-cell office:value-type="float" office:value="13.0745">
                <text:p>13.07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08">
                <text:p>508</text:p>
              </table:table-cell>
              <table:table-cell office:value-type="float" office:value="13.0678">
                <text:p>13.06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11">
                <text:p>511</text:p>
              </table:table-cell>
              <table:table-cell office:value-type="float" office:value="13.2451">
                <text:p>13.24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12">
                <text:p>512</text:p>
              </table:table-cell>
              <table:table-cell office:value-type="float" office:value="13.4286">
                <text:p>13.42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14">
                <text:p>514</text:p>
              </table:table-cell>
              <table:table-cell office:value-type="float" office:value="13.6172">
                <text:p>13.61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6">
                <text:p>516</text:p>
              </table:table-cell>
              <table:table-cell office:value-type="float" office:value="13.8112">
                <text:p>13.81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18">
                <text:p>518</text:p>
              </table:table-cell>
              <table:table-cell office:value-type="float" office:value="14.0109">
                <text:p>14.01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19">
                <text:p>519</text:p>
              </table:table-cell>
              <table:table-cell office:value-type="float" office:value="14.0072">
                <text:p>14.00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21">
                <text:p>521</text:p>
              </table:table-cell>
              <table:table-cell office:value-type="float" office:value="13.7981">
                <text:p>13.79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22">
                <text:p>522</text:p>
              </table:table-cell>
              <table:table-cell office:value-type="float" office:value="13.7946">
                <text:p>13.79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23">
                <text:p>523</text:p>
              </table:table-cell>
              <table:table-cell office:value-type="float" office:value="13.5942">
                <text:p>13.59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24">
                <text:p>524</text:p>
              </table:table-cell>
              <table:table-cell office:value-type="float" office:value="13.3984">
                <text:p>13.39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26">
                <text:p>526</text:p>
              </table:table-cell>
              <table:table-cell office:value-type="float" office:value="13.2081">
                <text:p>13.20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27">
                <text:p>527</text:p>
              </table:table-cell>
              <table:table-cell office:value-type="float" office:value="13.0231">
                <text:p>13.02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28">
                <text:p>528</text:p>
              </table:table-cell>
              <table:table-cell office:value-type="float" office:value="12.6716">
                <text:p>12.67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29">
                <text:p>529</text:p>
              </table:table-cell>
              <table:table-cell office:value-type="float" office:value="12.3383">
                <text:p>12.33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30">
                <text:p>53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31">
                <text:p>531</text:p>
              </table:table-cell>
              <table:table-cell office:value-type="float" office:value="11.8715">
                <text:p>11.87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32">
                <text:p>532</text:p>
              </table:table-cell>
              <table:table-cell office:value-type="float" office:value="11.8689">
                <text:p>11.86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33">
                <text:p>533</text:p>
              </table:table-cell>
              <table:table-cell office:value-type="float" office:value="12.0177">
                <text:p>12.01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34">
                <text:p>534</text:p>
              </table:table-cell>
              <table:table-cell office:value-type="float" office:value="12.3288">
                <text:p>12.32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35">
                <text:p>535</text:p>
              </table:table-cell>
              <table:table-cell office:value-type="float" office:value="13.0032">
                <text:p>13.00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36">
                <text:p>536</text:p>
              </table:table-cell>
              <table:table-cell office:value-type="float" office:value="13.7566">
                <text:p>13.75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37">
                <text:p>537</text:p>
              </table:table-cell>
              <table:table-cell office:value-type="float" office:value="14.603">
                <text:p>14.6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39">
                <text:p>539</text:p>
              </table:table-cell>
              <table:table-cell office:value-type="float" office:value="15.3072">
                <text:p>15.30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40">
                <text:p>540</text:p>
              </table:table-cell>
              <table:table-cell office:value-type="float" office:value="16.3601">
                <text:p>16.36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42">
                <text:p>542</text:p>
              </table:table-cell>
              <table:table-cell office:value-type="float" office:value="16.9388">
                <text:p>16.93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44">
                <text:p>544</text:p>
              </table:table-cell>
              <table:table-cell office:value-type="float" office:value="17.5558">
                <text:p>17.55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47">
                <text:p>547</text:p>
              </table:table-cell>
              <table:table-cell office:value-type="float" office:value="17.8774">
                <text:p>17.87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49">
                <text:p>549</text:p>
              </table:table-cell>
              <table:table-cell office:value-type="float" office:value="17.8656">
                <text:p>17.86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51">
                <text:p>551</text:p>
              </table:table-cell>
              <table:table-cell office:value-type="float" office:value="17.8575">
                <text:p>17.85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52">
                <text:p>552</text:p>
              </table:table-cell>
              <table:table-cell office:value-type="float" office:value="17.8516">
                <text:p>17.85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54">
                <text:p>554</text:p>
              </table:table-cell>
              <table:table-cell office:value-type="float" office:value="17.8436">
                <text:p>17.84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57">
                <text:p>557</text:p>
              </table:table-cell>
              <table:table-cell office:value-type="float" office:value="17.8318">
                <text:p>17.83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59">
                <text:p>559</text:p>
              </table:table-cell>
              <table:table-cell office:value-type="float" office:value="17.8216">
                <text:p>17.82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62">
                <text:p>562</text:p>
              </table:table-cell>
              <table:table-cell office:value-type="float" office:value="18.1516">
                <text:p>18.15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64">
                <text:p>564</text:p>
              </table:table-cell>
              <table:table-cell office:value-type="float" office:value="17.7997">
                <text:p>17.79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66">
                <text:p>566</text:p>
              </table:table-cell>
              <table:table-cell office:value-type="float" office:value="17.7917">
                <text:p>17.79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68">
                <text:p>568</text:p>
              </table:table-cell>
              <table:table-cell office:value-type="float" office:value="17.7822">
                <text:p>17.78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70">
                <text:p>570</text:p>
              </table:table-cell>
              <table:table-cell office:value-type="float" office:value="17.7742">
                <text:p>17.77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71">
                <text:p>571</text:p>
              </table:table-cell>
              <table:table-cell office:value-type="float" office:value="18.1084">
                <text:p>18.10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73">
                <text:p>573</text:p>
              </table:table-cell>
              <table:table-cell office:value-type="float" office:value="18.8169">
                <text:p>18.81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75">
                <text:p>575</text:p>
              </table:table-cell>
              <table:table-cell office:value-type="float" office:value="19.1877">
                <text:p>19.18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77">
                <text:p>577</text:p>
              </table:table-cell>
              <table:table-cell office:value-type="float" office:value="19.5743">
                <text:p>19.57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80">
                <text:p>580</text:p>
              </table:table-cell>
              <table:table-cell office:value-type="float" office:value="19.9731">
                <text:p>19.97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82">
                <text:p>582</text:p>
              </table:table-cell>
              <table:table-cell office:value-type="float" office:value="20.3875">
                <text:p>20.38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85">
                <text:p>585</text:p>
              </table:table-cell>
              <table:table-cell office:value-type="float" office:value="19.9428">
                <text:p>19.94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87">
                <text:p>587</text:p>
              </table:table-cell>
              <table:table-cell office:value-type="float" office:value="19.5197">
                <text:p>19.51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90">
                <text:p>590</text:p>
              </table:table-cell>
              <table:table-cell office:value-type="float" office:value="18.3704">
                <text:p>18.37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92">
                <text:p>592</text:p>
              </table:table-cell>
              <table:table-cell office:value-type="float" office:value="17.6744">
                <text:p>17.67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94">
                <text:p>594</text:p>
              </table:table-cell>
              <table:table-cell office:value-type="float" office:value="16.4393">
                <text:p>16.43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96">
                <text:p>596</text:p>
              </table:table-cell>
              <table:table-cell office:value-type="float" office:value="14.8828">
                <text:p>14.88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97">
                <text:p>597</text:p>
              </table:table-cell>
              <table:table-cell office:value-type="float" office:value="13.795">
                <text:p>13.79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98">
                <text:p>598</text:p>
              </table:table-cell>
              <table:table-cell office:value-type="float" office:value="12.8562">
                <text:p>12.85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99">
                <text:p>599</text:p>
              </table:table-cell>
              <table:table-cell office:value-type="float" office:value="11.8851">
                <text:p>11.88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00">
                <text:p>600</text:p>
              </table:table-cell>
              <table:table-cell office:value-type="float" office:value="11.051">
                <text:p>11.0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01">
                <text:p>601</text:p>
              </table:table-cell>
              <table:table-cell office:value-type="float" office:value="10.4403">
                <text:p>10.44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02">
                <text:p>602</text:p>
              </table:table-cell>
              <table:table-cell office:value-type="float" office:value="9.04253">
                <text:p>9.042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03">
                <text:p>603</text:p>
              </table:table-cell>
              <table:table-cell office:value-type="float" office:value="8.39979">
                <text:p>8.399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04">
                <text:p>604</text:p>
              </table:table-cell>
              <table:table-cell office:value-type="float" office:value="7.77762">
                <text:p>7.777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05">
                <text:p>605</text:p>
              </table:table-cell>
              <table:table-cell office:value-type="float" office:value="7.29772">
                <text:p>7.297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06">
                <text:p>606</text:p>
              </table:table-cell>
              <table:table-cell office:value-type="float" office:value="6.54058">
                <text:p>6.540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07">
                <text:p>607</text:p>
              </table:table-cell>
              <table:table-cell office:value-type="float" office:value="6.19739">
                <text:p>6.197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08">
                <text:p>608</text:p>
              </table:table-cell>
              <table:table-cell office:value-type="float" office:value="6.07779">
                <text:p>6.077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09">
                <text:p>609</text:p>
              </table:table-cell>
              <table:table-cell office:value-type="float" office:value="6.27856">
                <text:p>6.278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10">
                <text:p>610</text:p>
              </table:table-cell>
              <table:table-cell office:value-type="float" office:value="6.53822">
                <text:p>6.538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11">
                <text:p>611</text:p>
              </table:table-cell>
              <table:table-cell office:value-type="float" office:value="6.87001">
                <text:p>6.870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12">
                <text:p>612</text:p>
              </table:table-cell>
              <table:table-cell office:value-type="float" office:value="8.69946">
                <text:p>8.699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13">
                <text:p>613</text:p>
              </table:table-cell>
              <table:table-cell office:value-type="float" office:value="10.9012">
                <text:p>10.90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15">
                <text:p>615</text:p>
              </table:table-cell>
              <table:table-cell office:value-type="float" office:value="12.3169">
                <text:p>12.31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16">
                <text:p>616</text:p>
              </table:table-cell>
              <table:table-cell office:value-type="float" office:value="14.5927">
                <text:p>14.59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17">
                <text:p>617</text:p>
              </table:table-cell>
              <table:table-cell office:value-type="float" office:value="16.6415">
                <text:p>16.64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18">
                <text:p>618</text:p>
              </table:table-cell>
              <table:table-cell office:value-type="float" office:value="17.5657">
                <text:p>17.565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19">
                <text:p>619</text:p>
              </table:table-cell>
              <table:table-cell office:value-type="float" office:value="19.3527">
                <text:p>19.35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21">
                <text:p>621</text:p>
              </table:table-cell>
              <table:table-cell office:value-type="float" office:value="20.6061">
                <text:p>20.60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22">
                <text:p>622</text:p>
              </table:table-cell>
              <table:table-cell office:value-type="float" office:value="21.0536">
                <text:p>21.05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23">
                <text:p>623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25">
                <text:p>625</text:p>
              </table:table-cell>
              <table:table-cell office:value-type="float" office:value="21.0373">
                <text:p>21.03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26">
                <text:p>626</text:p>
              </table:table-cell>
              <table:table-cell office:value-type="float" office:value="21.02">
                <text:p>21.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27">
                <text:p>627</text:p>
              </table:table-cell>
              <table:table-cell office:value-type="float" office:value="21.02">
                <text:p>21.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28">
                <text:p>628</text:p>
              </table:table-cell>
              <table:table-cell office:value-type="float" office:value="21.02">
                <text:p>21.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29">
                <text:p>629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30">
                <text:p>630</text:p>
              </table:table-cell>
              <table:table-cell office:value-type="float" office:value="20.5505">
                <text:p>20.55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31">
                <text:p>631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32">
                <text:p>632</text:p>
              </table:table-cell>
              <table:table-cell office:value-type="float" office:value="19.2823">
                <text:p>19.28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33">
                <text:p>633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34">
                <text:p>634</text:p>
              </table:table-cell>
              <table:table-cell office:value-type="float" office:value="18.5192">
                <text:p>18.51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36">
                <text:p>636</text:p>
              </table:table-cell>
              <table:table-cell office:value-type="float" office:value="17.4837">
                <text:p>17.483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38">
                <text:p>638</text:p>
              </table:table-cell>
              <table:table-cell office:value-type="float" office:value="16.2742">
                <text:p>16.27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39">
                <text:p>639</text:p>
              </table:table-cell>
              <table:table-cell office:value-type="float" office:value="15.7285">
                <text:p>15.72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40">
                <text:p>640</text:p>
              </table:table-cell>
              <table:table-cell office:value-type="float" office:value="15.2202">
                <text:p>15.22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41">
                <text:p>64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42">
                <text:p>642</text:p>
              </table:table-cell>
              <table:table-cell office:value-type="float" office:value="14.0826">
                <text:p>14.08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43">
                <text:p>643</text:p>
              </table:table-cell>
              <table:table-cell office:value-type="float" office:value="13.6725">
                <text:p>13.67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44">
                <text:p>644</text:p>
              </table:table-cell>
              <table:table-cell office:value-type="float" office:value="13.4744">
                <text:p>13.47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46">
                <text:p>646</text:p>
              </table:table-cell>
              <table:table-cell office:value-type="float" office:value="13.0973">
                <text:p>13.09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48">
                <text:p>648</text:p>
              </table:table-cell>
              <table:table-cell office:value-type="float" office:value="12.9135">
                <text:p>12.913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49">
                <text:p>64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50">
                <text:p>650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51">
                <text:p>651</text:p>
              </table:table-cell>
              <table:table-cell office:value-type="float" office:value="13.4586">
                <text:p>13.45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52">
                <text:p>652</text:p>
              </table:table-cell>
              <table:table-cell office:value-type="float" office:value="14.0544">
                <text:p>14.05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53">
                <text:p>653</text:p>
              </table:table-cell>
              <table:table-cell office:value-type="float" office:value="15.424">
                <text:p>15.4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56">
                <text:p>656</text:p>
              </table:table-cell>
              <table:table-cell office:value-type="float" office:value="16.4905">
                <text:p>16.49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57">
                <text:p>657</text:p>
              </table:table-cell>
              <table:table-cell office:value-type="float" office:value="17.722">
                <text:p>17.7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58">
                <text:p>658</text:p>
              </table:table-cell>
              <table:table-cell office:value-type="float" office:value="18.7698">
                <text:p>18.76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60">
                <text:p>660</text:p>
              </table:table-cell>
              <table:table-cell office:value-type="float" office:value="19.5347">
                <text:p>19.53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63">
                <text:p>663</text:p>
              </table:table-cell>
              <table:table-cell office:value-type="float" office:value="20.8045">
                <text:p>20.80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65">
                <text:p>665</text:p>
              </table:table-cell>
              <table:table-cell office:value-type="float" office:value="21.743">
                <text:p>21.7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22.2293">
                <text:p>22.22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71">
                <text:p>671</text:p>
              </table:table-cell>
              <table:table-cell office:value-type="float" office:value="22.7475">
                <text:p>22.74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74">
                <text:p>674</text:p>
              </table:table-cell>
              <table:table-cell office:value-type="float" office:value="23.2841">
                <text:p>23.28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78">
                <text:p>678</text:p>
              </table:table-cell>
              <table:table-cell office:value-type="float" office:value="22.1681">
                <text:p>22.168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81">
                <text:p>681</text:p>
              </table:table-cell>
              <table:table-cell office:value-type="float" office:value="20.6915">
                <text:p>20.69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82">
                <text:p>6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83">
                <text:p>683</text:p>
              </table:table-cell>
              <table:table-cell office:value-type="float" office:value="18.283">
                <text:p>18.2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84">
                <text:p>684</text:p>
              </table:table-cell>
              <table:table-cell office:value-type="float" office:value="18.283">
                <text:p>18.28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85">
                <text:p>685</text:p>
              </table:table-cell>
              <table:table-cell office:value-type="float" office:value="18.283">
                <text:p>18.28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86">
                <text:p>686</text:p>
              </table:table-cell>
              <table:table-cell office:value-type="float" office:value="18.283">
                <text:p>18.2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87">
                <text:p>687</text:p>
              </table:table-cell>
              <table:table-cell office:value-type="float" office:value="16.373">
                <text:p>16.3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89">
                <text:p>689</text:p>
              </table:table-cell>
              <table:table-cell office:value-type="float" office:value="13.7492">
                <text:p>13.74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90">
                <text:p>690</text:p>
              </table:table-cell>
              <table:table-cell office:value-type="float" office:value="12.4783">
                <text:p>12.47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91">
                <text:p>691</text:p>
              </table:table-cell>
              <table:table-cell office:value-type="float" office:value="11.8511">
                <text:p>11.85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92">
                <text:p>69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93">
                <text:p>693</text:p>
              </table:table-cell>
              <table:table-cell office:value-type="float" office:value="11.0207">
                <text:p>11.02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94">
                <text:p>694</text:p>
              </table:table-cell>
              <table:table-cell office:value-type="float" office:value="10.0795">
                <text:p>10.07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95">
                <text:p>695</text:p>
              </table:table-cell>
              <table:table-cell office:value-type="float" office:value="9.19706">
                <text:p>9.197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96">
                <text:p>696</text:p>
              </table:table-cell>
              <table:table-cell office:value-type="float" office:value="8.38147">
                <text:p>8.381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97">
                <text:p>697</text:p>
              </table:table-cell>
              <table:table-cell office:value-type="float" office:value="7.89167">
                <text:p>7.891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98">
                <text:p>698</text:p>
              </table:table-cell>
              <table:table-cell office:value-type="float" office:value="7.51505">
                <text:p>7.515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99">
                <text:p>699</text:p>
              </table:table-cell>
              <table:table-cell office:value-type="float" office:value="6.66771">
                <text:p>6.667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00">
                <text:p>700</text:p>
              </table:table-cell>
              <table:table-cell office:value-type="float" office:value="6.18812">
                <text:p>6.18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